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rthodox.tt Ucs8" svg:font-family="'Orthodox.tt Ucs8'" style:font-pitch="variable"/>
    <style:font-face style:name="Orthodox.tt eRoos" svg:font-family="'Orthodox.tt eRoos'" style:font-family-generic="roman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style:font-name="Fedorovsk Unicode1" fo:font-size="18pt" style:font-size-asian="18pt" style:font-size-complex="18pt"/>
    </style:style>
    <style:style style:name="P2" style:family="paragraph" style:parent-style-name="Default">
      <style:paragraph-properties fo:text-align="start" style:justify-single-word="false"/>
      <style:text-properties style:font-name="Fedorovsk Unicode1" fo:font-size="18pt" officeooo:paragraph-rsid="000bf159" style:font-size-asian="18pt" style:font-size-complex="18pt"/>
    </style:style>
    <style:style style:name="P3" style:family="paragraph" style:parent-style-name="Default">
      <style:text-properties officeooo:paragraph-rsid="000bf159"/>
    </style:style>
    <style:style style:name="P4" style:family="paragraph" style:parent-style-name="Default">
      <style:text-properties style:text-line-through-style="none" style:text-line-through-type="none" style:font-name="Fedorovsk Unicode1" fo:font-size="18pt" style:text-underline-style="none" officeooo:paragraph-rsid="00103410" style:font-size-asian="18pt" style:font-size-complex="18pt"/>
    </style:style>
    <style:style style:name="P5" style:family="paragraph" style:parent-style-name="Default">
      <style:text-properties style:text-line-through-style="none" style:text-line-through-type="none" style:font-name="Fedorovsk Unicode1" fo:font-size="18pt" style:text-underline-style="none" officeooo:paragraph-rsid="00109320" style:font-size-asian="18pt" style:font-size-complex="18pt"/>
    </style:style>
    <style:style style:name="P6" style:family="paragraph" style:parent-style-name="Default">
      <style:text-properties officeooo:paragraph-rsid="00125a69"/>
    </style:style>
    <style:style style:name="P7" style:family="paragraph" style:parent-style-name="Default">
      <style:paragraph-properties fo:text-align="start" style:justify-single-word="false"/>
      <style:text-properties officeooo:paragraph-rsid="00125a69"/>
    </style:style>
    <style:style style:name="P8" style:family="paragraph" style:parent-style-name="Default">
      <style:paragraph-properties fo:text-align="start" style:justify-single-word="false"/>
      <style:text-properties style:font-name="Fedorovsk Unicode1" fo:font-size="18pt" officeooo:paragraph-rsid="00125a69" style:font-size-asian="18pt" style:font-size-complex="18pt"/>
    </style:style>
    <style:style style:name="P9" style:family="paragraph" style:parent-style-name="Default">
      <style:paragraph-properties fo:text-align="start" style:justify-single-word="false"/>
      <style:text-properties style:font-name="Fedorovsk Unicode1" fo:font-size="18pt" officeooo:paragraph-rsid="00144e1d" style:font-size-asian="18pt" style:font-size-complex="18pt"/>
    </style:style>
    <style:style style:name="P10" style:family="paragraph" style:parent-style-name="Default">
      <style:paragraph-properties fo:text-align="start" style:justify-single-word="false"/>
      <style:text-properties style:font-name="Fedorovsk Unicode1" fo:font-size="18pt" officeooo:paragraph-rsid="00151034" style:font-size-asian="18pt" style:font-size-complex="18pt"/>
    </style:style>
    <style:style style:name="T1" style:family="text">
      <style:text-properties fo:color="#ff0000" loext:opacity="100%" style:text-line-through-style="none" style:text-line-through-type="none" fo:font-size="22pt" style:text-underline-style="none" style:font-size-asian="22pt"/>
    </style:style>
    <style:style style:name="T2" style:family="text">
      <style:text-properties fo:color="#ff0000" loext:opacity="100%"/>
    </style:style>
    <style:style style:name="T3" style:family="text">
      <style:text-properties style:text-line-through-style="none" style:text-line-through-type="none" fo:font-size="22pt" style:text-underline-style="none" style:font-size-asian="22pt"/>
    </style:style>
    <style:style style:name="T4" style:family="text">
      <style:text-properties fo:color="#ff0000" loext:opacity="100%" style:text-line-through-style="none" style:text-line-through-type="none" style:text-underline-style="none" officeooo:rsid="000f1973"/>
    </style:style>
    <style:style style:name="T5" style:family="text">
      <style:text-properties fo:color="#ff0000" loext:opacity="100%" style:text-line-through-style="none" style:text-line-through-type="none" style:text-underline-style="none"/>
    </style:style>
    <style:style style:name="T6" style:family="text">
      <style:text-properties style:text-line-through-style="none" style:text-line-through-type="none" style:text-underline-style="none"/>
    </style:style>
    <style:style style:name="T7" style:family="text">
      <style:text-properties style:text-line-through-style="none" style:text-line-through-type="none" style:font-name="Fedorovsk Unicode" style:text-underline-style="none" officeooo:rsid="000bf159"/>
    </style:style>
    <style:style style:name="T8" style:family="text">
      <style:text-properties style:text-line-through-style="none" style:text-line-through-type="none" style:font-name="Orthodox.tt eRoos" fo:font-size="22pt" style:text-underline-style="none" style:font-size-asian="22pt"/>
    </style:style>
    <style:style style:name="T9" style:family="text">
      <style:text-properties fo:color="#ff0000" loext:opacity="100%" style:text-line-through-style="none" style:text-line-through-type="none" style:font-name="Fedorovsk Unicode1" fo:font-size="18pt" style:text-underline-style="none" officeooo:rsid="000f1973" style:font-size-asian="18pt" style:font-size-complex="18pt"/>
    </style:style>
    <style:style style:name="T10" style:family="text">
      <style:text-properties fo:color="#ff0000" loext:opacity="100%" style:text-line-through-style="none" style:text-line-through-type="none" style:font-name="Fedorovsk Unicode1" fo:font-size="18pt" style:text-underline-style="none" style:font-size-asian="18pt" style:font-size-complex="18pt"/>
    </style:style>
    <style:style style:name="T11" style:family="text">
      <style:text-properties style:text-line-through-style="none" style:text-line-through-type="none" style:font-name="Fedorovsk Unicode1" fo:font-size="18pt" style:text-underline-style="none" style:font-size-asian="18pt" style:font-size-complex="18pt"/>
    </style:style>
    <style:style style:name="T12" style:family="text">
      <style:text-properties fo:color="#ff0000" loext:opacity="100%" officeooo:rsid="00103410"/>
    </style:style>
    <style:style style:name="T13" style:family="text">
      <style:text-properties fo:language="ru" fo:country="RU" officeooo:rsid="00103410"/>
    </style:style>
    <style:style style:name="T14" style:family="text">
      <style:text-properties style:font-name="Fedorovsk Unicode" fo:language="ru" fo:country="RU" officeooo:rsid="00103410" style:font-name-asian="Fedorovsk Unicode" style:font-name-complex="Fedorovsk Unicode"/>
    </style:style>
    <style:style style:name="T15" style:family="text">
      <style:text-properties fo:color="#ff0000" loext:opacity="100%" officeooo:rsid="000f1973"/>
    </style:style>
    <style:style style:name="T16" style:family="text">
      <style:text-properties fo:color="#ff0000" loext:opacity="100%" fo:language="ru" fo:country="RU" officeooo:rsid="00109320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09320"/>
    </style:style>
    <style:style style:name="T19" style:family="text">
      <style:text-properties fo:color="#ff0000" loext:opacity="100%" style:text-line-through-style="none" style:text-line-through-type="none" style:font-name="Fedorovsk Unicode1" fo:font-size="18pt" fo:language="ru" fo:country="RU" style:text-underline-style="none" officeooo:rsid="00103410" style:font-size-asian="18pt" style:font-size-complex="18pt"/>
    </style:style>
    <style:style style:name="T20" style:family="text">
      <style:text-properties fo:color="#ff0000" loext:opacity="100%" style:text-line-through-style="none" style:text-line-through-type="none" style:font-name="Fedorovsk Unicode1" fo:font-size="18pt" fo:language="ru" fo:country="RU" style:text-underline-style="none" officeooo:rsid="00109320" style:font-size-asian="18pt" style:font-size-complex="18pt"/>
    </style:style>
    <style:style style:name="T21" style:family="text">
      <style:text-properties style:use-window-font-color="true" loext:opacity="0%" style:text-line-through-style="none" style:text-line-through-type="none" style:font-name="Fedorovsk Unicode1" fo:font-size="18pt" fo:language="ru" fo:country="RU" style:text-underline-style="none" officeooo:rsid="00109320" style:font-size-asian="18pt" style:font-size-complex="18pt"/>
    </style:style>
    <style:style style:name="T22" style:family="text">
      <style:text-properties style:use-window-font-color="true" loext:opacity="0%" style:text-line-through-style="none" style:text-line-through-type="none" style:font-name="Fedorovsk Unicode" fo:font-size="18pt" fo:language="ru" fo:country="RU" style:text-underline-style="none" officeooo:rsid="00125a69" style:font-size-asian="18pt" style:font-size-complex="18pt"/>
    </style:style>
    <style:style style:name="T23" style:family="text">
      <style:text-properties style:use-window-font-color="true" loext:opacity="0%" style:text-line-through-style="none" style:text-line-through-type="none" style:font-name="Fedorovsk Unicode" fo:font-size="18pt" fo:language="ru" fo:country="RU" style:text-underline-style="none" officeooo:rsid="00125a69" style:font-name-asian="Fedorovsk Unicode" style:font-size-asian="18pt" style:font-name-complex="Fedorovsk Unicode" style:font-size-complex="18pt"/>
    </style:style>
    <style:style style:name="T24" style:family="text">
      <style:text-properties fo:color="#ff0000" loext:opacity="100%" style:text-line-through-style="none" style:text-line-through-type="none" style:font-name="Fedorovsk Unicode1" fo:font-size="18pt" fo:language="ru" fo:country="RU" style:text-underline-style="none" officeooo:rsid="00125a69" style:font-size-asian="18pt" style:font-size-complex="18pt"/>
    </style:style>
    <style:style style:name="T25" style:family="text">
      <style:text-properties style:text-line-through-style="none" style:text-line-through-type="none" style:font-name="Fedorovsk Unicode1" fo:font-size="18pt" fo:language="ru" fo:country="RU" style:text-underline-style="none" officeooo:rsid="00125a69" style:font-size-asian="18pt" style:font-size-complex="18pt"/>
    </style:style>
    <style:style style:name="T26" style:family="text">
      <style:text-properties style:text-line-through-style="none" style:text-line-through-type="none" style:font-name="Fedorovsk Unicode" fo:font-size="18pt" fo:language="ru" fo:country="RU" style:text-underline-style="none" officeooo:rsid="00125a69" style:font-size-asian="18pt" style:font-size-complex="18pt"/>
    </style:style>
    <style:style style:name="T27" style:family="text">
      <style:text-properties style:text-line-through-style="none" style:text-line-through-type="none" style:font-name="Fedorovsk Unicode" fo:font-size="18pt" style:text-underline-style="none" officeooo:rsid="00125a69" style:font-size-asian="18pt" style:font-size-complex="18pt"/>
    </style:style>
    <style:style style:name="T28" style:family="text">
      <style:text-properties style:text-line-through-style="none" style:text-line-through-type="none" style:font-name="Fedorovsk Unicode" fo:font-size="18pt" style:text-underline-style="none" officeooo:rsid="00125a69" style:font-name-asian="Fedorovsk Unicode" style:font-size-asian="18pt" style:font-name-complex="Fedorovsk Unicode" style:font-size-complex="18pt"/>
    </style:style>
    <style:style style:name="T29" style:family="text">
      <style:text-properties fo:color="#ff0000" loext:opacity="100%" style:text-line-through-style="none" style:text-line-through-type="none" fo:language="ru" fo:country="RU" style:text-underline-style="none" officeooo:rsid="00125a69"/>
    </style:style>
    <style:style style:name="T30" style:family="text">
      <style:text-properties style:use-window-font-color="true" loext:opacity="0%" style:text-line-through-style="none" style:text-line-through-type="none" fo:language="ru" fo:country="RU" style:text-underline-style="none" officeooo:rsid="00125a69"/>
    </style:style>
    <style:style style:name="T31" style:family="text">
      <style:text-properties style:text-line-through-style="none" style:text-line-through-type="none" fo:language="ru" fo:country="RU" style:text-underline-style="none" officeooo:rsid="00125a69"/>
    </style:style>
    <style:style style:name="T32" style:family="text">
      <style:text-properties style:text-line-through-style="none" style:text-line-through-type="none" style:font-name="Fedorovsk Unicode" fo:language="ru" fo:country="RU" style:text-underline-style="none" officeooo:rsid="00144e1d"/>
    </style:style>
    <style:style style:name="T33" style:family="text">
      <style:text-properties style:text-line-through-style="none" style:text-line-through-type="none" style:font-name="Fedorovsk Unicode" fo:language="ru" fo:country="RU" style:text-underline-style="none" officeooo:rsid="00144e1d" style:font-name-asian="Fedorovsk Unicode" style:font-name-complex="Fedorovsk Unicode"/>
    </style:style>
    <style:style style:name="T34" style:family="text">
      <style:text-properties style:text-line-through-style="none" style:text-line-through-type="none" style:font-name="Fedorovsk Unicode" fo:language="ru" fo:country="RU" style:text-underline-style="none" officeooo:rsid="00125a69"/>
    </style:style>
    <style:style style:name="T35" style:family="text">
      <style:text-properties style:text-line-through-style="none" style:text-line-through-type="none" style:font-name="Fedorovsk Unicode" fo:language="ru" fo:country="RU" style:text-underline-style="none" officeooo:rsid="00125a69" style:font-name-asian="Fedorovsk Unicode" style:font-name-complex="Fedorovsk Unicode"/>
    </style:style>
    <style:style style:name="T36" style:family="text">
      <style:text-properties fo:color="#ff0000" loext:opacity="100%" style:text-line-through-style="none" style:text-line-through-type="none" fo:language="ru" fo:country="RU" style:text-underline-style="none" officeooo:rsid="00144e1d"/>
    </style:style>
    <style:style style:name="T37" style:family="text">
      <style:text-properties style:text-line-through-style="none" style:text-line-through-type="none" fo:language="ru" fo:country="RU" style:text-underline-style="none" officeooo:rsid="000bf159"/>
    </style:style>
    <style:style style:name="T38" style:family="text">
      <style:text-properties style:text-line-through-style="none" style:text-line-through-type="none" fo:language="ru" fo:country="RU" style:text-underline-style="none" officeooo:rsid="00144e1d"/>
    </style:style>
    <style:style style:name="T39" style:family="text">
      <style:text-properties style:text-line-through-style="none" style:text-line-through-type="none" style:font-name="Fedorovsk Unicode" style:text-underline-style="none" officeooo:rsid="00144e1d"/>
    </style:style>
    <style:style style:name="T40" style:family="text">
      <style:text-properties style:text-line-through-style="none" style:text-line-through-type="none" fo:language="ru" fo:country="RU" style:text-underline-style="none"/>
    </style:style>
    <style:style style:name="T41" style:family="text">
      <style:text-properties style:use-window-font-color="true" loext:opacity="0%" style:text-line-through-style="none" style:text-line-through-type="none" style:text-underline-style="none"/>
    </style:style>
    <style:style style:name="T42" style:family="text">
      <style:text-properties fo:color="#ff0000" loext:opacity="100%" style:text-line-through-style="none" style:text-line-through-type="none" style:font-name="Fedorovsk Unicode" fo:language="ru" fo:country="RU" style:text-underline-style="none" officeooo:rsid="00144e1d"/>
    </style:style>
    <style:style style:name="T43" style:family="text">
      <style:text-properties style:use-window-font-color="true" loext:opacity="0%" style:text-line-through-style="none" style:text-line-through-type="none" fo:language="ru" fo:country="RU" style:text-underline-style="none" officeooo:rsid="00144e1d"/>
    </style:style>
    <style:style style:name="T44" style:family="text">
      <style:text-properties style:use-window-font-color="true" loext:opacity="0%" style:text-line-through-style="none" style:text-line-through-type="none" fo:language="ru" fo:country="RU" style:text-underline-style="none" officeooo:rsid="00151034"/>
    </style:style>
    <style:style style:name="T45" style:family="text">
      <style:text-properties style:use-window-font-color="true" loext:opacity="0%" style:text-line-through-style="none" style:text-line-through-type="none" fo:language="ru" fo:country="RU" style:text-underline-style="none" officeooo:rsid="00109320" style:font-name-asian="Fedorovsk Unicode" style:font-name-complex="Fedorovsk Unicode"/>
    </style:style>
    <style:style style:name="T46" style:family="text">
      <style:text-properties style:use-window-font-color="true" loext:opacity="0%" style:text-line-through-style="none" style:text-line-through-type="none" fo:language="ru" fo:country="RU" style:text-underline-style="none" officeooo:rsid="00144e1d" style:font-name-asian="Fedorovsk Unicode" style:font-name-complex="Fedorovsk Unicode"/>
    </style:style>
    <style:style style:name="T47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51034" style:font-name-asian="Fedorovsk Unicode" style:font-name-complex="Fedorovsk Unicode"/>
    </style:style>
    <style:style style:name="T48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51034"/>
    </style:style>
    <style:style style:name="T49" style:family="text">
      <style:text-properties style:use-window-font-color="true" loext:opacity="0%" style:text-line-through-style="none" style:text-line-through-type="none" fo:language="ru" fo:country="RU" style:text-underline-style="none" officeooo:rsid="00151034" style:font-name-asian="Fedorovsk Unicode" style:font-name-complex="Fedorovsk Unicode"/>
    </style:style>
    <style:style style:name="T50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44e1d"/>
    </style:style>
    <style:style style:name="T51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25a69"/>
    </style:style>
    <style:style style:name="T52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25a69" style:font-name-asian="Fedorovsk Unicode" style:font-name-complex="Fedorovsk Unicode"/>
    </style:style>
    <style:style style:name="T53" style:family="text">
      <style:text-properties style:use-window-font-color="true" loext:opacity="0%" style:text-line-through-style="none" style:text-line-through-type="none" style:font-name="Fedorovsk Unicode" fo:language="ru" fo:country="RU" style:text-underline-style="none" officeooo:rsid="00144e1d" style:font-name-asian="Fedorovsk Unicode" style:font-name-complex="Fedorovsk Unico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К<text:span text:style-name="T2">ни́га глаго́лемаѧ часᲂсло́въ .</text:span></text:p>
      <text:p text:style-name="P2" loext:marker-style-name="T3"><text:span text:style-name="T4">1. </text:span><text:span text:style-name="T5">Ч</text:span><text:span text:style-name="T6">и́нъ вече́рни , и҆ бл҃г</text:span><text:span text:style-name="T7">ᲂ</text:span><text:span text:style-name="T6">даре́нїе в̾ трапе́зѣ на вечерѧ́нїи .</text:span></text:p>
      <text:p text:style-name="P2" loext:marker-style-name="T3"><text:span text:style-name="T4">2. </text:span><text:span text:style-name="T5">Ч</text:span><text:span text:style-name="T6">и́нъ па́вечерницы вели́кїѧ .</text:span></text:p>
      <text:p text:style-name="P2" loext:marker-style-name="T8"><text:span text:style-name="T4">3. </text:span><text:span text:style-name="T5">Ч</text:span><text:span text:style-name="T6">и́нъ па́вечерницы сре́днїѧ .</text:span></text:p>
      <text:p text:style-name="P2" loext:marker-style-name="T8"><text:span text:style-name="T4">4. </text:span><text:span text:style-name="T5">Ч</text:span><text:span text:style-name="T6">и́нъ па́вечерницы ма́лыѧ .</text:span></text:p>
      <text:p text:style-name="P2" loext:marker-style-name="T8"><text:span text:style-name="T4">5. </text:span><text:span text:style-name="T5">П</text:span><text:span text:style-name="T6">ᲂлꙋ́нᲂщница пᲂвседне́внаѧ .</text:span></text:p>
      <text:p text:style-name="P2" loext:marker-style-name="T8"><text:span text:style-name="T4">6. </text:span><text:span text:style-name="T5">П</text:span><text:span text:style-name="T6">ᲂлꙋ́нᲂщница сꙋбо́тнаѧ .</text:span></text:p>
      <text:p text:style-name="P2" loext:marker-style-name="T8"><text:span text:style-name="T4">7. </text:span><text:span text:style-name="T5">П</text:span><text:span text:style-name="T6">ᲂлꙋ́нᲂщница вᲂскре́снаѧ .</text:span></text:p>
      <text:p text:style-name="P2" loext:marker-style-name="T8"><text:span text:style-name="T4">8. </text:span><text:span text:style-name="T5">Н</text:span><text:span text:style-name="T6">ача́ло ᲂу҆́трени .</text:span></text:p>
      <text:p text:style-name="P3" loext:marker-style-name="T8"><text:span text:style-name="T9">9. </text:span><text:span text:style-name="T10">Ч</text:span><text:span text:style-name="T11">а́съ пе́рвыи .</text:span></text:p>
      <text:p text:style-name="P4" loext:marker-style-name="T8"><text:span text:style-name="T12">10. </text:span><text:span text:style-name="T2">М</text:span>еждᲂча́сїе пе́рвагѡ час<text:span text:style-name="T13">а</text:span><text:span text:style-name="T14">̀ .</text:span></text:p>
      <text:p text:style-name="P3" loext:marker-style-name="T8"><text:span text:style-name="T9">11. </text:span><text:span text:style-name="T10">Ч</text:span><text:span text:style-name="T11">а́съ тре́тїи .</text:span></text:p>
      <text:p text:style-name="P4" loext:marker-style-name="T8"><text:span text:style-name="T12">12. </text:span><text:span text:style-name="T2">М</text:span>еждᲂча́сїе тре́тїагѡ час<text:span text:style-name="T13">а</text:span><text:span text:style-name="T14">̀ .</text:span></text:p>
      <text:p text:style-name="P3" loext:marker-style-name="T8"><text:span text:style-name="T9">13. </text:span><text:span text:style-name="T10">Ч</text:span><text:span text:style-name="T11">а́съ шесты́и .</text:span></text:p>
      <text:p text:style-name="P4" loext:marker-style-name="T8"><text:span text:style-name="T12">14. </text:span><text:span text:style-name="T2">М</text:span>еждᲂча́сїе шеста́гѡ час<text:span text:style-name="T13">а</text:span><text:span text:style-name="T14">̀ .</text:span></text:p>
      <text:p text:style-name="P3" loext:marker-style-name="T8"><text:span text:style-name="T9">15. </text:span><text:span text:style-name="T10">Ч</text:span><text:span text:style-name="T11">а́съ девѧ́тыи .</text:span></text:p>
      <text:p text:style-name="P4" loext:marker-style-name="T8"><text:span text:style-name="T12">16. </text:span><text:span text:style-name="T2">М</text:span>еждᲂча́сїе девѧ́тагѡ час<text:span text:style-name="T13">а</text:span><text:span text:style-name="T14">̀ .</text:span></text:p>
      <text:p text:style-name="P3" loext:marker-style-name="T8"><text:span text:style-name="T9">17. </text:span><text:span text:style-name="T10">Ѱ</text:span><text:span text:style-name="T11">алмы̀ на литꙋргі́и , и҆ про́чее часо́въ</text:span></text:p>
      <text:p text:style-name="P5" loext:marker-style-name="T8"><text:span text:style-name="T15">1</text:span><text:span text:style-name="T16">8</text:span><text:span text:style-name="T15">. </text:span><text:span text:style-name="T2">Ч</text:span>и́нъ <text:span text:style-name="T17">ѡ҆ </text:span><text:span text:style-name="T18">вᲂ</text:span><text:span text:style-name="T17">з</text:span><text:span text:style-name="T18">нᲂ</text:span><text:span text:style-name="T17">ше́нїе</text:span> панагі́и <text:span text:style-name="T18">въ трапе́зѣ.</text:span></text:p>
      <text:p text:style-name="P6" loext:marker-style-name="T8"><text:span text:style-name="T19">1</text:span><text:span text:style-name="T20">9</text:span><text:span text:style-name="T19">. </text:span><text:span text:style-name="T20">О</text:span><text:span text:style-name="T21">у</text:span><text:span text:style-name="T22">҆</text:span><text:span text:style-name="T21">ка́зъ ѡ҆ трᲂпарѣ́хъ и҆ ѡ҆ кᲂндака́хъ, ка́кѡ гл</text:span><text:span text:style-name="T22">҃</text:span><text:span text:style-name="T21">ати во всѣ́хъ сл</text:span><text:span text:style-name="T22">ꙋ</text:span><text:span text:style-name="T23">́</text:span><text:span text:style-name="T21">жбахъ .</text:span></text:p>
      <text:p text:style-name="P6" loext:marker-style-name="T8"><text:span text:style-name="T24">20</text:span><text:span text:style-name="T19">. </text:span><text:span text:style-name="T10">Т</text:span><text:span text:style-name="T11">рᲂпарѝ вᲂскрⷭ҇ны на </text:span><text:span text:style-name="T25">и</text:span><text:span text:style-name="T26">҃</text:span><text:span text:style-name="T11"> глас</text:span><text:span text:style-name="T27">ѡ</text:span><text:span text:style-name="T28">́</text:span><text:span text:style-name="T11">въ .</text:span></text:p>
      <text:p text:style-name="P7" loext:marker-style-name="T8"><text:span text:style-name="T24">21. </text:span><text:span text:style-name="T10">Т</text:span><text:span text:style-name="T11">рᲂпарѝ и҆ кᲂндакѝ дневны́ѧ .</text:span></text:p>
      <text:p text:style-name="P8" loext:marker-style-name="T3"><text:span text:style-name="T29">22. </text:span><text:span text:style-name="T5">Б</text:span><text:span text:style-name="T6">г҃ᲂро́дичны , и҆ крⷭ҇тᲂбг҃ᲂро́дичны , ꙗ҆́же гл҃ютсѧ по трᲂпарѣ́хъ .</text:span></text:p>
      <text:p text:style-name="P9" loext:marker-style-name="T3"><text:span text:style-name="T29">23. К</text:span><text:span text:style-name="T30">ᲂндакѝ </text:span><text:span text:style-name="T6">и҆ </text:span><text:span text:style-name="T31">и</text:span><text:span text:style-name="T32">҆</text:span><text:span text:style-name="T33">́</text:span><text:span text:style-name="T31">кᲂсы вᲂскрⷭ҇ны на и</text:span><text:span text:style-name="T34">҃</text:span><text:span text:style-name="T31"> глас</text:span><text:span text:style-name="T34">ѡ</text:span><text:span text:style-name="T35">́</text:span><text:span text:style-name="T31">въ .</text:span></text:p>
      <text:p text:style-name="P9" loext:marker-style-name="T8"><text:span text:style-name="T36">24. </text:span><text:span text:style-name="T5">С</text:span><text:span text:style-name="T6">ᲂбо́рник</text:span><text:span text:style-name="T37">ъ </text:span><text:span text:style-name="T38">двᲂу</text:span><text:span text:style-name="T33">́</text:span><text:span text:style-name="T38">надесѧтимъ</text:span><text:span text:style-name="T6"> мцⷭ҇</text:span><text:span text:style-name="T39">є</text:span><text:span text:style-name="T6">й </text:span><text:span text:style-name="T40">с</text:span><text:span text:style-name="T38">ъ</text:span><text:span text:style-name="T40"> трᲂпарѝ</text:span><text:span text:style-name="T6"> и҆ кᲂндакѝ .</text:span></text:p>
      <text:p text:style-name="P2" loext:marker-style-name="T8"><text:soft-page-break/><text:span text:style-name="T36">25. </text:span><text:span text:style-name="T5">Т</text:span><text:span text:style-name="T6">рᲂпарѝ и҆ кᲂндакѝ ст҃ы́ѧ , м҃ цы .</text:span></text:p>
      <text:p text:style-name="P2" loext:marker-style-name="T8"><text:span text:style-name="T36">26. </text:span><text:span text:style-name="T5">Т</text:span><text:span text:style-name="T6">рᲂпарѝ и҆ кᲂндакѝ ст҃ы́ѧ , н҃ цы .</text:span></text:p>
      <text:p text:style-name="P2" loext:marker-style-name="T3"><text:span text:style-name="T36">27. </text:span><text:span text:style-name="T5">О</text:span><text:span text:style-name="T41">у҆</text:span><text:span text:style-name="T6">ка́зъ ѡ҆ пѣ́снехъ , ка́кѡ гл҃ютсѧ в̾ вели́кїи по́стъ , и҆ пѣ́сни и҆зᲂ ѱалты́ри .</text:span></text:p>
      <text:p text:style-name="P10" loext:marker-style-name="T8"><text:span text:style-name="T36">28. </text:span><text:span text:style-name="T42">Ѻ҆</text:span><text:span text:style-name="T43">б</text:span><text:span text:style-name="T44">ращ</text:span><text:span text:style-name="T45">е́</text:span><text:span text:style-name="T44">н</text:span><text:span text:style-name="T46">ї</text:span><text:span text:style-name="T44">е и҆ндикт</text:span><text:span text:style-name="T46">ї</text:span><text:span text:style-name="T44">о</text:span><text:span text:style-name="T47">́</text:span><text:span text:style-name="T44">на четверт</text:span><text:span text:style-name="T46">ᲂ</text:span><text:span text:style-name="T44">ен</text:span><text:span text:style-name="T43">а́</text:span><text:span text:style-name="T44">дес</text:span><text:span text:style-name="T43">ѧ</text:span><text:span text:style-name="T44">ть на л</text:span><text:span text:style-name="T48">҃</text:span><text:span text:style-name="T44">в л</text:span><text:span text:style-name="T46">ѣ́</text:span><text:span text:style-name="T44">та , и п</text:span><text:span text:style-name="T43">ѧ</text:span><text:span text:style-name="T44">т</text:span><text:span text:style-name="T46">ᲂ</text:span><text:span text:style-name="T49">е</text:span><text:span text:style-name="T44">н</text:span><text:span text:style-name="T43">а́</text:span><text:span text:style-name="T44">дес</text:span><text:span text:style-name="T43">ѧ</text:span><text:span text:style-name="T44">ть на фл</text:span><text:span text:style-name="T48">҃</text:span><text:span text:style-name="T44">в л</text:span><text:span text:style-name="T46">ѣ́</text:span><text:span text:style-name="T44">та</text:span><text:span text:style-name="T6"> .</text:span></text:p>
      <text:p text:style-name="P10" loext:marker-style-name="T8"><text:span text:style-name="T36">29. П</text:span><text:span text:style-name="T43">асха́лїѧ зрѧ</text:span><text:span text:style-name="T47">́</text:span><text:span text:style-name="T43">чаѧ по ключевы</text:span><text:span text:style-name="T50">ⷨ</text:span><text:span text:style-name="T43"> сл</text:span><text:span text:style-name="T46">ᲂ</text:span><text:span text:style-name="T43">ва</text:span><text:span text:style-name="T50">ⷨ</text:span><text:span text:style-name="T46"> </text:span><text:span text:style-name="T6">.</text:span></text:p>
      <text:p text:style-name="P9" loext:marker-style-name="T8"><text:span text:style-name="T36">30. Л</text:span><text:span text:style-name="T51">ꙋ</text:span><text:span text:style-name="T52">́</text:span><text:span text:style-name="T53">нн</text:span><text:span text:style-name="T46">ᲂ</text:span><text:span text:style-name="T53">е теч</text:span><text:span text:style-name="T45">е́</text:span><text:span text:style-name="T53">н</text:span><text:span text:style-name="T46">ї</text:span><text:span text:style-name="T53">е , на ѳ҃і л</text:span><text:span text:style-name="T46">ѣ́</text:span><text:span text:style-name="T53">тъ</text:span><text:span text:style-name="T6"> .</text:span></text:p>
      <text:p text:style-name="P9" loext:marker-style-name="T3"><text:span text:style-name="T3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rthodox.tt Ucs8" svg:font-family="'Orthodox.tt Ucs8'" style:font-pitch="variable"/>
    <style:font-face style:name="Orthodox.tt eRoos" svg:font-family="'Orthodox.tt eRoo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Orthodox.tt Ucs8" fo:font-family="'Orthodox.tt Ucs8'" style:font-pitch="variable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9-07T02:12:00</meta:creation-date>
    <dc:title>мёсzца генварS въ l дeнь</dc:title>
    <meta:initial-creator>Саша</meta:initial-creator>
    <dc:date>2024-11-09T09:13:12.871000000</dc:date>
    <meta:editing-duration>PT9M16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31" meta:word-count="215" meta:character-count="1127" meta:non-whitespace-character-count="943"/>
  </office:meta>
</office:document-meta>
</file>